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15cm" fo:min-width="2.4cm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2.563cm" loext:decorative="false"/>
    </style:style>
    <style:style style:name="gr5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0.65cm" fo:min-width="1.9cm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6.15cm" fo:min-width="2.4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6.063cm" loext:decorative="false"/>
    </style:style>
    <style:style style:name="gr8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0.65cm" fo:min-width="2.9cm" fo:padding-top="0.175cm" fo:padding-bottom="0.175cm" fo:padding-left="0.3cm" fo:padding-right="0.3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1cm" svg:stroke-color="#ffa6a6" draw:marker-start-width="0.35cm" draw:marker-end-width="0.35cm" draw:fill="none" draw:textarea-horizontal-align="justify" draw:textarea-vertical-align="middle" draw:auto-grow-height="false" fo:min-height="1.15cm" fo:min-width="2.4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svg:stroke-color="#ffa6a6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ff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4" style:family="graphic" style:parent-style-name="standard">
      <style:graphic-properties svg:stroke-color="#ff0000" draw:fill="solid" draw:fill-color="#2a6099" draw:textarea-horizontal-align="justify" draw:textarea-vertical-align="middle" draw:auto-grow-height="false" fo:min-height="0cm" fo:min-width="2.563cm" loext:decorative="false"/>
    </style:style>
    <style:style style:name="gr15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65cm" fo:min-width="1.9cm" fo:padding-top="0.175cm" fo:padding-bottom="0.175cm" fo:padding-left="0.3cm" fo:padding-right="0.3cm" loext:decorative="false"/>
    </style:style>
    <style:style style:name="gr1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5.15cm" fo:min-width="2.4cm" fo:padding-top="0.175cm" fo:padding-bottom="0.175cm" fo:padding-left="0.3cm" fo:padding-right="0.3cm" loext:decorative="false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4.65cm" fo:min-width="2.4cm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9" style:family="graphic">
      <style:graphic-properties style:protect="size" loext:decorative="false"/>
    </style:style>
    <style:style style:name="pr1" style:family="presentation" style:parent-style-name="Standard-title">
      <style:graphic-properties draw:fill-color="#729fcf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29fcf"/>
    </style:style>
    <style:style style:name="P2" style:family="paragraph">
      <loext:graphic-properties draw:fill="none" draw:fill-color="#ffffff"/>
      <style:text-properties fo:color="#ff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a6a6" loext:opacity="100%"/>
    </style:style>
    <style:style style:name="P7" style:family="paragraph">
      <loext:graphic-properties draw:fill="none" draw:fill-color="#ffffff"/>
      <style:text-properties fo:color="#ffa6a6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color="#ffa6a6" loext:opacity="100%"/>
    </style:style>
    <style:style style:name="P10" style:family="paragraph">
      <loext:graphic-properties draw:fill-color="#ffffff"/>
    </style:style>
    <style:style style:name="T1" style:family="text">
      <style:text-properties fo:color="#ff0000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ffa6a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12cm" svg:height="2.629cm" svg:x="7.5cm" svg:y="0cm" presentation:class="title" presentation:user-transformed="true">
          <draw:text-box>
            <text:p><text:span text:style-name="T1">Files</text:span> vs <text:span text:style-name="T2">Tools</text:span></text:p>
          </draw:text-box>
        </draw:frame>
        <draw:frame draw:style-name="gr1" draw:text-style-name="P2" draw:layer="layout" svg:width="2.5cm" svg:height="0.962cm" svg:x="3cm" svg:y="4cm">
          <draw:text-box>
            <text:p><text:span text:style-name="T1">*.don</text:span></text:p>
          </draw:text-box>
        </draw:frame>
        <draw:custom-shape draw:style-name="gr2" draw:text-style-name="P3" draw:layer="layout" svg:width="3cm" svg:height="1.5cm" svg:x="2.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cm" svg:height="1.673cm" svg:x="6cm" svg:y="3.038cm">
          <draw:text-box>
            <text:p><text:span text:style-name="T2">phobos</text:span></text:p>
          </draw:text-box>
        </draw:frame>
        <draw:custom-shape draw:style-name="gr4" draw:text-style-name="P5" draw:layer="layout" svg:width="3.5cm" svg:height="0.5cm" svg:x="5.5cm" svg:y="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5cm" svg:height="0.962cm" svg:x="14cm" svg:y="9.5cm">
          <draw:text-box>
            <text:p><text:span text:style-name="T1">*.don</text:span></text:p>
          </draw:text-box>
        </draw:frame>
        <draw:frame draw:style-name="gr1" draw:text-style-name="P2" draw:layer="layout" svg:width="2.5cm" svg:height="0.962cm" svg:x="14cm" svg:y="11cm">
          <draw:text-box>
            <text:p><text:span text:style-name="T1">*.mdg</text:span></text:p>
          </draw:text-box>
        </draw:frame>
        <draw:custom-shape draw:style-name="gr6" draw:text-style-name="P3" draw:layer="layout" svg:width="3cm" svg:height="6.5cm" svg:x="13.5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1.673cm" svg:x="17cm" svg:y="12.5cm">
          <draw:text-box>
            <text:p><text:span text:style-name="T2">batz</text:span></text:p>
          </draw:text-box>
        </draw:frame>
        <draw:custom-shape draw:style-name="gr7" draw:text-style-name="P5" draw:layer="layout" svg:width="7.5cm" svg:height="0.5cm" svg:x="16.5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svg:x="17cm" svg:y="12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5cm" svg:height="0.962cm" svg:x="14cm" svg:y="12.538cm">
          <draw:text-box>
            <text:p><text:span text:style-name="T1">*.sta</text:span></text:p>
          </draw:text-box>
        </draw:frame>
        <draw:frame draw:style-name="gr3" draw:text-style-name="P4" draw:layer="layout" svg:width="3.5cm" svg:height="1.673cm" svg:x="17.5cm" svg:y="2.629cm">
          <draw:text-box>
            <text:p><text:span text:style-name="T2">gengis</text:span></text:p>
          </draw:text-box>
        </draw:frame>
        <draw:frame draw:style-name="gr1" draw:text-style-name="P2" draw:layer="layout" svg:width="2.5cm" svg:height="0.962cm" svg:x="24.5cm" svg:y="2.5cm">
          <draw:text-box>
            <text:p><text:span text:style-name="T1">*.don</text:span></text:p>
          </draw:text-box>
        </draw:frame>
        <draw:custom-shape draw:style-name="gr2" draw:text-style-name="P3" draw:layer="layout" svg:width="3cm" svg:height="1.5cm" svg:x="2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5cm" svg:height="0.5cm" svg:x="20.5cm" svg:y="2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3.5cm" svg:height="1cm" svg:x="17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custom-shape draw:style-name="gr10" draw:text-style-name="P6" draw:layer="layout" svg:width="3cm" svg:height="1.5cm" svg:x="24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cm" svg:height="0.962cm" svg:x="24.5cm" svg:y="13cm">
            <draw:text-box>
              <text:p><text:span text:style-name="T3">*.avi</text:span></text:p>
            </draw:text-box>
          </draw:frame>
        </draw:g>
        <draw:g draw:style-name="gr9">
          <draw:custom-shape draw:style-name="gr10" draw:text-style-name="P6" draw:layer="layout" svg:width="3cm" svg:height="1.5cm" svg:x="24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cm" svg:height="0.962cm" svg:x="24.5cm" svg:y="14.5cm">
            <draw:text-box>
              <text:p><text:span text:style-name="T3">*.ps</text:span></text:p>
            </draw:text-box>
          </draw:frame>
        </draw:g>
        <draw:g draw:style-name="gr9">
          <draw:custom-shape draw:style-name="gr10" draw:text-style-name="P6" draw:layer="layout" svg:width="3cm" svg:height="1.5cm" svg:x="9cm" svg:y="1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cm" svg:height="0.962cm" svg:x="9.5cm" svg:y="14cm">
            <draw:text-box>
              <text:p><text:span text:style-name="T3">*.nrj</text:span></text:p>
            </draw:text-box>
          </draw:frame>
          <draw:custom-shape draw:style-name="gr10" draw:text-style-name="P6" draw:layer="layout" svg:width="3cm" svg:height="1.5cm" svg:x="9cm" svg:y="1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cm" svg:height="0.962cm" svg:x="9.5cm" svg:y="14cm">
            <draw:text-box>
              <text:p><text:span text:style-name="T3">*.nrj</text:span></text:p>
            </draw:text-box>
          </draw:frame>
        </draw:g>
        <draw:g draw:style-name="gr9">
          <draw:frame draw:style-name="gr1" draw:text-style-name="P2" draw:layer="layout" svg:width="2.5cm" svg:height="0.962cm" svg:x="9.5cm" svg:y="2.831cm">
            <draw:text-box>
              <text:p><text:span text:style-name="T1">*.mdg</text:span></text:p>
            </draw:text-box>
          </draw:frame>
          <draw:custom-shape draw:style-name="gr2" draw:text-style-name="P3" draw:layer="layout" svg:width="3cm" svg:height="1.5cm" svg:x="9cm" svg:y="2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7" draw:layer="layout" svg:width="2.5cm" svg:height="0.962cm" svg:x="9.5cm" svg:y="5.369cm">
          <draw:text-box>
            <text:p><text:span text:style-name="T3">*.sta</text:span></text:p>
          </draw:text-box>
        </draw:frame>
        <draw:custom-shape draw:style-name="gr10" draw:text-style-name="P6" draw:layer="layout" svg:width="3cm" svg:height="1.5cm" svg:x="9cm" svg:y="5.331cm">
          <text:p/>
          <draw:enhanced-geometry svg:viewBox="0 0 21600 21600" draw:type="rectangle" draw:enhanced-path="M 0 0 L 21600 0 21600 21600 0 21600 0 0 Z N"/>
        </draw:custom-shape>
        <draw:g draw:style-name="gr9">
          <draw:custom-shape draw:style-name="gr2" draw:text-style-name="P6" draw:layer="layout" svg:width="3cm" svg:height="1.5cm" svg:x="9cm" svg:y="3.8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2" draw:layer="layout" svg:width="2.5cm" svg:height="0.962cm" svg:x="9.5cm" svg:y="4.331cm">
            <draw:text-box>
              <text:p><text:span text:style-name="T1">*.des</text:span></text:p>
            </draw:text-box>
          </draw:frame>
        </draw:g>
        <draw:frame draw:style-name="gr12" draw:text-style-name="P2" draw:layer="layout" svg:width="2.5cm" svg:height="0.962cm" svg:x="3cm" svg:y="10.5cm">
          <draw:text-box>
            <text:p><text:span text:style-name="T1">*.don</text:span></text:p>
          </draw:text-box>
        </draw:frame>
        <draw:frame draw:style-name="gr13" draw:text-style-name="P4" draw:layer="layout" svg:width="3cm" svg:height="1.673cm" svg:x="6cm" svg:y="11.5cm">
          <draw:text-box>
            <text:p><text:span text:style-name="T2">dyna</text:span></text:p>
          </draw:text-box>
        </draw:frame>
        <draw:frame draw:style-name="gr12" draw:text-style-name="P7" draw:layer="layout" svg:width="2.5cm" svg:height="0.962cm" svg:x="9.5cm" svg:y="12.038cm">
          <draw:text-box>
            <text:p><text:span text:style-name="T3">*.haul</text:span></text:p>
          </draw:text-box>
        </draw:frame>
        <draw:custom-shape draw:style-name="gr14" draw:text-style-name="P5" draw:layer="layout" svg:width="3.5cm" svg:height="0.5cm" svg:x="5.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2.5cm" svg:height="1cm" svg:x="6cm" svg:y="11.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5cm" svg:height="0.962cm" svg:x="2.5cm" svg:y="12.5cm">
          <draw:text-box>
            <text:p><text:span text:style-name="T1">*.mdg</text:span></text:p>
          </draw:text-box>
        </draw:frame>
        <draw:custom-shape draw:style-name="gr16" draw:text-style-name="P3" draw:layer="layout" svg:width="3cm" svg:height="5.5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cm" svg:height="1.5cm" svg:x="9cm" svg:y="1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5cm" svg:height="0.962cm" svg:x="3cm" svg:y="14.5cm">
          <draw:text-box>
            <text:p><text:span text:style-name="T1">*.sta</text:span></text:p>
          </draw:text-box>
        </draw:frame>
        <draw:frame draw:style-name="gr11" draw:text-style-name="P2" draw:layer="layout" svg:width="2.5cm" svg:height="0.962cm" svg:x="24.5cm" svg:y="5cm">
          <draw:text-box>
            <text:p><text:span text:style-name="T1">*.sta</text:span></text:p>
          </draw:text-box>
        </draw:frame>
        <draw:custom-shape draw:style-name="gr10" draw:text-style-name="P6" draw:layer="layout" svg:width="3cm" svg:height="1.5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5cm" svg:height="0.962cm" svg:x="24.5cm" svg:y="8cm">
          <draw:text-box>
            <text:p><text:span text:style-name="T3">*.efg</text:span></text:p>
          </draw:text-box>
        </draw:frame>
        <draw:custom-shape draw:style-name="gr10" draw:text-style-name="P6" draw:layer="layout" svg:width="3cm" svg:height="1.5cm" svg:x="24cm" svg:y="8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5cm" svg:height="0.962cm" svg:x="24.5cm" svg:y="9.462cm">
          <draw:text-box>
            <text:p><text:span text:style-name="T3">*.vtk</text:span></text:p>
          </draw:text-box>
        </draw:frame>
        <draw:frame draw:style-name="gr1" draw:text-style-name="P2" draw:layer="layout" svg:width="2.5cm" svg:height="0.962cm" svg:x="18cm" svg:y="5.5cm">
          <draw:text-box>
            <text:p><text:span text:style-name="T1">*.don</text:span></text:p>
          </draw:text-box>
        </draw:frame>
        <draw:custom-shape draw:style-name="gr17" draw:text-style-name="P3" draw:layer="layout" svg:width="3cm" svg:height="5cm" svg:x="17.5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1.673cm" svg:x="21cm" svg:y="5.211cm">
          <draw:text-box>
            <text:p><text:span text:style-name="T2">unix</text:span></text:p>
          </draw:text-box>
        </draw:frame>
        <draw:frame draw:style-name="gr1" draw:text-style-name="P7" draw:layer="layout" svg:width="2.5cm" svg:height="0.962cm" svg:x="24.5cm" svg:y="6.5cm">
          <draw:text-box>
            <text:p><text:span text:style-name="T3">*.ten</text:span></text:p>
          </draw:text-box>
        </draw:frame>
        <draw:custom-shape draw:style-name="gr10" draw:text-style-name="P3" draw:layer="layout" svg:width="3cm" svg:height="1.5cm" svg:x="2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20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svg:x="21cm" svg:y="5.21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5cm" svg:height="0.962cm" svg:x="18cm" svg:y="7.038cm">
          <draw:text-box>
            <text:p text:style-name="P8"><text:span text:style-name="T1">*.mdg</text:span></text:p>
          </draw:text-box>
        </draw:frame>
        <draw:frame draw:style-name="gr18" draw:text-style-name="P9" draw:layer="layout" svg:width="1.946cm" svg:height="0.963cm" svg:x="14cm" svg:y="14cm">
          <draw:text-box>
            <text:p><text:span text:style-name="T3">*.dyn</text:span></text:p>
          </draw:text-box>
        </draw:frame>
        <draw:g draw:style-name="gr9">
          <draw:frame draw:style-name="gr11" draw:text-style-name="P7" draw:layer="layout" svg:width="2.5cm" svg:height="0.962cm" svg:x="9.5cm" svg:y="6.869cm">
            <draw:text-box>
              <text:p><text:span text:style-name="T3">*.ps</text:span></text:p>
            </draw:text-box>
          </draw:frame>
          <draw:custom-shape draw:style-name="gr10" draw:text-style-name="P6" draw:layer="layout" svg:width="3cm" svg:height="1.5cm" svg:x="9cm" svg:y="6.83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6" draw:layer="layout" svg:width="3cm" svg:height="1.5cm" svg:x="2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frame draw:style-name="gr12" draw:text-style-name="P2" draw:layer="layout" svg:width="2.5cm" svg:height="0.962cm" svg:x="24.5cm" svg:y="11.038cm">
            <draw:text-box>
              <text:p><text:span text:style-name="T1">*.des</text:span></text:p>
            </draw:text-box>
          </draw:frame>
          <draw:custom-shape draw:style-name="gr2" draw:text-style-name="P6" draw:layer="layout" svg:width="3cm" svg:height="1.5cm" svg:x="24cm" svg:y="11cm">
            <text:p/>
            <draw:enhanced-geometry svg:viewBox="0 0 21600 21600" draw:type="rectangle" draw:enhanced-path="M 0 0 L 21600 0 21600 21600 0 21600 0 0 Z N"/>
          </draw:custom-shape>
        </draw:g>
        <draw:g draw:style-name="gr9">
          <draw:custom-shape draw:style-name="gr2" draw:text-style-name="P6" draw:layer="layout" svg:width="3cm" svg:height="1.5cm" svg:x="9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2" draw:layer="layout" svg:width="2.5cm" svg:height="0.962cm" svg:x="9.5cm" svg:y="11cm">
            <draw:text-box>
              <text:p><text:span text:style-name="T1">*.dyn</text:span></text:p>
            </draw:text-box>
          </draw:frame>
        </draw:g>
        <draw:frame draw:style-name="gr1" draw:text-style-name="P7" draw:layer="layout" svg:width="2.5cm" svg:height="0.962cm" svg:x="18cm" svg:y="8.5cm">
          <draw:text-box>
            <text:p text:style-name="P8"><text:span text:style-name="T3">*.sta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2:09:26.899733182</meta:creation-date>
    <dc:date>2026-01-24T13:47:29.421332878</dc:date>
    <meta:editing-duration>PT35M23S</meta:editing-duration>
    <meta:editing-cycles>7</meta:editing-cycles>
    <meta:generator>LibreOffice/24.2.7.2$Linux_X86_64 LibreOffice_project/420$Build-2</meta:generator>
    <meta:document-statistic meta:object-count="94"/>
  </office:meta>
</office:document-meta>
</file>